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officeooo:rsid="001dd4ad" officeooo:paragraph-rsid="001dd4ad"/>
    </style:style>
    <style:style style:name="P2" style:family="paragraph" style:parent-style-name="Heading_20_3">
      <style:text-properties officeooo:rsid="001f745a" officeooo:paragraph-rsid="001f745a"/>
    </style:style>
    <style:style style:name="P3" style:family="paragraph" style:parent-style-name="Heading_20_3">
      <style:text-properties officeooo:paragraph-rsid="001f745a"/>
    </style:style>
    <style:style style:name="P4" style:family="paragraph" style:parent-style-name="Heading_20_3">
      <style:paragraph-properties fo:break-before="page"/>
      <style:text-properties officeooo:paragraph-rsid="001f745a"/>
    </style:style>
    <style:style style:name="P5" style:family="paragraph" style:parent-style-name="Heading_20_4">
      <style:text-properties officeooo:rsid="001dd4ad" officeooo:paragraph-rsid="001dd4a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in" fo:margin-bottom="0in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in" fo:margin-bottom="0in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in" fo:margin-bottom="0in" style:contextual-spacing="false"/>
    </style:style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6">
      <style:text-properties officeooo:paragraph-rsid="001f745a"/>
    </style:style>
    <style:style style:name="P18" style:family="paragraph" style:parent-style-name="Text_20_body">
      <style:text-properties fo:font-weight="bold" officeooo:rsid="001f745a" officeooo:paragraph-rsid="001f745a" style:font-weight-asian="bold" style:font-weight-complex="bold"/>
    </style:style>
    <style:style style:name="T1" style:family="text">
      <style:text-properties officeooo:rsid="001dd4a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Name: Md. Abdullah Al Mamun</text:h>
      <text:p text:style-name="P18">Roll: 2003028</text:p>
      <text:h text:style-name="Heading_20_3" text:outline-level="3"/>
      <text:h text:style-name="Heading_20_3" text:outline-level="3">Project Proposal 1: User Registration and Payment Website</text:h>
      <text:h text:style-name="Heading_20_4" text:outline-level="4">Project Overview</text:h>
      <text:p text:style-name="Text_20_body">This project aims to develop a simple yet functional website that allows users to register and make payments through the SSLCommerz payment gateway. The data will be stored in a PostgreSQL server and can be retrieved and displayed on a dedicated page. The website will also feature an image slideshow and other interactive elements to enhance the user experience.</text:p>
      <text:h text:style-name="Heading_20_4" text:outline-level="4">Objectives</text:h>
      <text:list text:style-name="L1">
        <text:list-item>
          <text:p text:style-name="P7">Implement a user registration form.</text:p>
        </text:list-item>
        <text:list-item>
          <text:p text:style-name="P7">Integrate SSLCommerz for secure payments.</text:p>
        </text:list-item>
        <text:list-item>
          <text:p text:style-name="P7">Store user data in a PostgreSQL database.</text:p>
        </text:list-item>
        <text:list-item>
          <text:p text:style-name="P7">Create a page to fetch and display registered user data.</text:p>
        </text:list-item>
        <text:list-item>
          <text:p text:style-name="P6">Include additional features like image slideshows and interactive elements.</text:p>
        </text:list-item>
      </text:list>
      <text:h text:style-name="Heading_20_4" text:outline-level="4">Technologies Used</text:h>
      <text:list text:style-name="L2">
        <text:list-item>
          <text:p text:style-name="P9"><text:span text:style-name="Strong_20_Emphasis">Frontend</text:span>: Next.js, NextUI framework</text:p>
        </text:list-item>
        <text:list-item>
          <text:p text:style-name="P9"><text:span text:style-name="Strong_20_Emphasis">Database</text:span>: PostgreSQL</text:p>
        </text:list-item>
        <text:list-item>
          <text:p text:style-name="P9"><text:span text:style-name="Strong_20_Emphasis">Payment Gateway</text:span>: SSLCommerz</text:p>
        </text:list-item>
        <text:list-item>
          <text:p text:style-name="P8"><text:span text:style-name="Strong_20_Emphasis">Additional Libraries</text:span>: React, Swiper.js (for image slideshow)</text:p>
        </text:list-item>
      </text:list>
      <text:h text:style-name="Heading_20_4" text:outline-level="4">Detailed Features</text:h>
      <text:list text:style-name="L3">
        <text:list-item>
          <text:p text:style-name="P11"><text:span text:style-name="Strong_20_Emphasis">User Registration Form</text:span>:</text:p>
          <text:list>
            <text:list-item>
              <text:p text:style-name="P11">Users can register by providing necessary details (name, email, <text:span text:style-name="T1">student ID,</text:span> etc.).</text:p>
            </text:list-item>
            <text:list-item>
              <text:p text:style-name="P11">Form validation to ensure data integrity.</text:p>
            </text:list-item>
          </text:list>
        </text:list-item>
        <text:list-item>
          <text:p text:style-name="P11"><text:span text:style-name="Strong_20_Emphasis">Payment Integration</text:span>:</text:p>
          <text:list>
            <text:list-item>
              <text:p text:style-name="P11">Integration of SSLCommerz for processing payments.</text:p>
            </text:list-item>
            <text:list-item>
              <text:p text:style-name="P11">Secure handling of payment information using SSL encryption.</text:p>
            </text:list-item>
          </text:list>
        </text:list-item>
        <text:list-item>
          <text:p text:style-name="P11"><text:span text:style-name="Strong_20_Emphasis">Data Storage and Retrieval</text:span>:</text:p>
          <text:list>
            <text:list-item>
              <text:p text:style-name="P11">User information and payment details stored in PostgreSQL.</text:p>
            </text:list-item>
            <text:list-item>
              <text:p text:style-name="P11">A dedicated page to display registered user data in a tabular format.</text:p>
            </text:list-item>
          </text:list>
        </text:list-item>
        <text:list-item>
          <text:p text:style-name="P11"><text:span text:style-name="Strong_20_Emphasis">Additional Features</text:span>:</text:p>
          <text:list>
            <text:list-item>
              <text:p text:style-name="P11">Image slideshow using Swiper.js.</text:p>
            </text:list-item>
            <text:list-item>
              <text:p text:style-name="P10">Interactive UI elements to enhance user experience.</text:p>
            </text:list-item>
          </text:list>
        </text:list-item>
      </text:list>
      <text:h text:style-name="P1" text:outline-level="4">Live Preview: <text:span text:style-name="T2">https://constructcarnival.com</text:span></text:h>
      <text:h text:style-name="P4" text:outline-level="3">Project Proposal 2: <text:span text:style-name="T1">A club website with dynamic steps</text:span></text:h>
      <text:h text:style-name="Heading_20_4" text:outline-level="4">Project Overview</text:h>
      <text:p text:style-name="Text_20_body">The RUET Career Forum website is designed to serve as a platform for students and professionals associated with RUET to connect, share career stories, and access various resources. The project will include a robust backend built with Express and Mongoose, a user-friendly frontend with various animations using Framer Motion, and a comprehensive user profile system with admin dashboard capabilities.</text:p>
      <text:h text:style-name="Heading_20_4" text:outline-level="4">Objectives</text:h>
      <text:list text:style-name="L4">
        <text:list-item>
          <text:p text:style-name="P13">Develop a modern and interactive user interface.</text:p>
        </text:list-item>
        <text:list-item>
          <text:p text:style-name="P13">Implement a backend with Express.js and MongoDB (Mongoose).</text:p>
        </text:list-item>
        <text:list-item>
          <text:p text:style-name="P13">Create user authentication and profile management.</text:p>
        </text:list-item>
        <text:list-item>
          <text:p text:style-name="P13">Enable users to share stories using a rich text editor.</text:p>
        </text:list-item>
        <text:list-item>
          <text:p text:style-name="P12">Develop an admin dashboard for managing site content and user information.</text:p>
        </text:list-item>
      </text:list>
      <text:h text:style-name="Heading_20_4" text:outline-level="4">Technologies Used</text:h>
      <text:list text:style-name="L5">
        <text:list-item>
          <text:p text:style-name="P15"><text:span text:style-name="Strong_20_Emphasis">Frontend</text:span>: Next.js, NextUI framework, Framer Motion (for animations), <text:span text:style-name="T1">authJS</text:span></text:p>
        </text:list-item>
        <text:list-item>
          <text:p text:style-name="P15"><text:span text:style-name="Strong_20_Emphasis">Backend</text:span>: Node.js, Express.js, Mongoose (for MongoDB)</text:p>
        </text:list-item>
        <text:list-item>
          <text:p text:style-name="P15"><text:span text:style-name="Strong_20_Emphasis">Authentication</text:span>: Auth.js</text:p>
        </text:list-item>
        <text:list-item>
          <text:p text:style-name="P14"><text:span text:style-name="Strong_20_Emphasis">Rich Text Editor</text:span>: Quill</text:p>
        </text:list-item>
      </text:list>
      <text:h text:style-name="Heading_20_4" text:outline-level="4">Detailed Features</text:h>
      <text:list text:style-name="L6">
        <text:list-item>
          <text:p text:style-name="P16"><text:span text:style-name="Strong_20_Emphasis">User Interface</text:span>:</text:p>
          <text:list>
            <text:list-item>
              <text:p text:style-name="P16">Responsive and visually appealing UI built with NextUI.</text:p>
            </text:list-item>
            <text:list-item>
              <text:p text:style-name="P16">Animations and transitions using Framer Motion for a smooth user experience.</text:p>
            </text:list-item>
          </text:list>
        </text:list-item>
        <text:list-item>
          <text:p text:style-name="P16"><text:span text:style-name="Strong_20_Emphasis">Backend Development</text:span>:</text:p>
          <text:list>
            <text:list-item>
              <text:p text:style-name="P16">Express.js for server-side operations.</text:p>
            </text:list-item>
            <text:list-item>
              <text:p text:style-name="P16">MongoDB with Mongoose for database management.</text:p>
            </text:list-item>
          </text:list>
        </text:list-item>
        <text:list-item>
          <text:p text:style-name="P16"><text:span text:style-name="Strong_20_Emphasis">User Authentication and Profile Management</text:span>:</text:p>
          <text:list>
            <text:list-item>
              <text:p text:style-name="P16">User registration, login, and authentication using Auth.js.</text:p>
            </text:list-item>
            <text:list-item>
              <text:p text:style-name="P16">Profile editing capabilities with various customizable options.</text:p>
            </text:list-item>
          </text:list>
        </text:list-item>
        <text:list-item>
          <text:p text:style-name="P16"><text:span text:style-name="Strong_20_Emphasis">Story Sharing</text:span>:</text:p>
          <text:list>
            <text:list-item>
              <text:p text:style-name="P16">Users can share their career stories <text:span text:style-name="T1">on their profile.</text:span></text:p>
            </text:list-item>
            <text:list-item>
              <text:p text:style-name="P16">Stories can be viewed and interacted with by other users.</text:p>
            </text:list-item>
          </text:list>
        </text:list-item>
        <text:list-item>
          <text:p text:style-name="P16"><text:span text:style-name="Strong_20_Emphasis">Admin Dashboard</text:span>:</text:p>
          <text:list>
            <text:list-item>
              <text:p text:style-name="P16">Comprehensive dashboard for admins to manage users, stories, and other site content.</text:p>
            </text:list-item>
            <text:list-item>
              <text:p text:style-name="P17">Access control and data visualization for site statistics.</text:p>
            </text:list-item>
          </text:list>
        </text:list-item>
      </text:list>
      <text:h text:style-name="P1" text:outline-level="4">Live Preview: <text:span text:style-name="T2">https://rcf-web-front-end.vercel.app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1:15:01.675908494</meta:creation-date>
    <dc:date>2024-05-20T21:30:49.405347029</dc:date>
    <meta:editing-duration>PT8M48S</meta:editing-duration>
    <meta:editing-cycles>2</meta:editing-cycles>
    <meta:generator>LibreOffice/24.2.2.2$Linux_X86_64 LibreOffice_project/420$Build-2</meta:generator>
    <meta:document-statistic meta:table-count="0" meta:image-count="0" meta:object-count="0" meta:page-count="2" meta:paragraph-count="61" meta:word-count="491" meta:character-count="3270" meta:non-whitespace-character-count="2885"/>
  </office:meta>
</office:document-meta>
</file>